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do LED</text:p>
          </table:table-cell>
          <table:table-cell/>
          <table:table-cell office:value-type="string" calcext:value-type="string">
            <text:p>Radi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otal</text:p>
          </table:table-cell>
        </table:table-row>
        <table:table-row table:style-name="ro1">
          <table:table-cell office:value-type="string" calcext:value-type="string">
            <text:p>semicírculo</text:p>
          </table:table-cell>
          <table:table-cell/>
          <table:table-cell office:value-type="float" office:value="20" calcext:value-type="float">
            <text:p>20</text:p>
          </table:table-cell>
          <table:table-cell table:formula="of:=PI()*([.C3]^4)/4" office:value-type="float" office:value="125663.706143592" calcext:value-type="float">
            <text:p>125663,706143592</text:p>
          </table:table-cell>
          <table:table-cell office:value-type="float" office:value="0" calcext:value-type="float">
            <text:p>0</text:p>
          </table:table-cell>
          <table:table-cell table:formula="of:=PI()*[.C3]^2/2" office:value-type="float" office:value="628.318530717959" calcext:value-type="float">
            <text:p>628,318530718</text:p>
          </table:table-cell>
          <table:table-cell table:formula="of:=[.E3]^2*[.F3]" office:value-type="float" office:value="0" calcext:value-type="float">
            <text:p>0</text:p>
          </table:table-cell>
          <table:table-cell table:formula="of:=[.D3]+[.G3]" office:value-type="float" office:value="125663.706143592" calcext:value-type="float">
            <text:p>125663,706143592</text:p>
          </table:table-cell>
        </table:table-row>
        <table:table-row table:style-name="ro1">
          <table:table-cell office:value-type="string" calcext:value-type="string">
            <text:p>semicirculo final</text:p>
          </table:table-cell>
          <table:table-cell/>
          <table:table-cell office:value-type="float" office:value="8" calcext:value-type="float">
            <text:p>8</text:p>
          </table:table-cell>
          <table:table-cell table:formula="of:=PI()*([.C4]^4)/4" office:value-type="float" office:value="3216.99087727595" calcext:value-type="float">
            <text:p>3216,990877276</text:p>
          </table:table-cell>
          <table:table-cell office:value-type="float" office:value="152" calcext:value-type="float">
            <text:p>152</text:p>
          </table:table-cell>
          <table:table-cell table:formula="of:=PI()*[.C4]^2/2" office:value-type="float" office:value="100.530964914873" calcext:value-type="float">
            <text:p>100,5309649149</text:p>
          </table:table-cell>
          <table:table-cell table:formula="of:=[.E4]^2*[.F4]" office:value-type="float" office:value="2322667.41339323" calcext:value-type="float">
            <text:p>2322667,41339323</text:p>
          </table:table-cell>
          <table:table-cell table:formula="of:=[.D4]+[.G4]" office:value-type="float" office:value="2325884.40427051" calcext:value-type="float">
            <text:p>2325884,40427051</text:p>
          </table:table-cell>
        </table:table-row>
        <table:table-row table:style-name="ro1">
          <table:table-cell office:value-type="string" calcext:value-type="string">
            <text:p>rectángulo</text:p>
          </table:table-cell>
          <table:table-cell office:value-type="float" office:value="16" calcext:value-type="float">
            <text:p>16</text:p>
          </table:table-cell>
          <table:table-cell office:value-type="float" office:value="133.67" calcext:value-type="float">
            <text:p>133,67</text:p>
          </table:table-cell>
          <table:table-cell table:formula="of:=[.B5]*([.C5]^3)/3+[.C5]*([.B5]^3)/12" office:value-type="float" office:value="12783606.3032693" calcext:value-type="float">
            <text:p>12783606,3032693</text:p>
          </table:table-cell>
          <table:table-cell office:value-type="float" office:value="86.16" calcext:value-type="float">
            <text:p>86,16</text:p>
          </table:table-cell>
          <table:table-cell table:formula="of:=[.B5]*[.C5]" office:value-type="float" office:value="2138.72" calcext:value-type="float">
            <text:p>2138,72</text:p>
          </table:table-cell>
          <table:table-cell table:formula="of:=[.E5]^2*[.F5]" office:value-type="float" office:value="15876885.445632" calcext:value-type="float">
            <text:p>15876885,445632</text:p>
          </table:table-cell>
          <table:table-cell table:formula="of:=[.D5]+[.G5]" office:value-type="float" office:value="28660491.7489013" calcext:value-type="float">
            <text:p>28660491,7489013</text:p>
          </table:table-cell>
        </table:table-row>
        <table:table-row table:style-name="ro1">
          <table:table-cell office:value-type="string" calcext:value-type="string">
            <text:p>circulos</text:p>
          </table:table-cell>
          <table:table-cell/>
          <table:table-cell office:value-type="float" office:value="5" calcext:value-type="float">
            <text:p>5</text:p>
          </table:table-cell>
          <table:table-cell table:formula="of:=PI()*([.C6]^4)/2" office:value-type="float" office:value="981.74770424681" calcext:value-type="float">
            <text:p>981,7477042468</text:p>
          </table:table-cell>
          <table:table-cell office:value-type="float" office:value="20" calcext:value-type="float">
            <text:p>20</text:p>
          </table:table-cell>
          <table:table-cell table:formula="of:=PI()*[.C6]^2" office:value-type="float" office:value="78.5398163397448" calcext:value-type="float">
            <text:p>78,5398163397</text:p>
          </table:table-cell>
          <table:table-cell table:formula="of:=[.E6]^2*[.F6]" office:value-type="float" office:value="31415.9265358979" calcext:value-type="float">
            <text:p>31415,9265358979</text:p>
          </table:table-cell>
          <table:table-cell table:formula="of:=-1*([.D6]+[.G6])" office:value-type="float" office:value="-32397.6742401447" calcext:value-type="float">
            <text:p>-32397,6742401447</text:p>
          </table:table-cell>
        </table:table-row>
        <table:table-row table:style-name="ro1">
          <table:table-cell office:value-type="string" calcext:value-type="string">
            <text:p>circulos</text:p>
          </table:table-cell>
          <table:table-cell/>
          <table:table-cell office:value-type="float" office:value="5" calcext:value-type="float">
            <text:p>5</text:p>
          </table:table-cell>
          <table:table-cell table:formula="of:=PI()*([.C7]^4)/2" office:value-type="float" office:value="981.74770424681" calcext:value-type="float">
            <text:p>981,7477042468</text:p>
          </table:table-cell>
          <table:table-cell table:formula="of:=[.E6]+22" office:value-type="float" office:value="42" calcext:value-type="float">
            <text:p>42</text:p>
          </table:table-cell>
          <table:table-cell table:formula="of:=PI()*[.C7]^2" office:value-type="float" office:value="78.5398163397448" calcext:value-type="float">
            <text:p>78,5398163397</text:p>
          </table:table-cell>
          <table:table-cell table:formula="of:=[.E7]^2*[.F7]" office:value-type="float" office:value="138544.23602331" calcext:value-type="float">
            <text:p>138544,23602331</text:p>
          </table:table-cell>
          <table:table-cell table:formula="of:=-1*([.D7]+[.G7])" office:value-type="float" office:value="-139525.983727557" calcext:value-type="float">
            <text:p>-139525,983727557</text:p>
          </table:table-cell>
        </table:table-row>
        <table:table-row table:style-name="ro1">
          <table:table-cell office:value-type="string" calcext:value-type="string">
            <text:p>circulos</text:p>
          </table:table-cell>
          <table:table-cell/>
          <table:table-cell office:value-type="float" office:value="5" calcext:value-type="float">
            <text:p>5</text:p>
          </table:table-cell>
          <table:table-cell table:formula="of:=PI()*([.C8]^4)/2" office:value-type="float" office:value="981.74770424681" calcext:value-type="float">
            <text:p>981,7477042468</text:p>
          </table:table-cell>
          <table:table-cell table:formula="of:=[.E7]+22" office:value-type="float" office:value="64" calcext:value-type="float">
            <text:p>64</text:p>
          </table:table-cell>
          <table:table-cell table:formula="of:=PI()*[.C8]^2" office:value-type="float" office:value="78.5398163397448" calcext:value-type="float">
            <text:p>78,5398163397</text:p>
          </table:table-cell>
          <table:table-cell table:formula="of:=[.E8]^2*[.F8]" office:value-type="float" office:value="321699.087727595" calcext:value-type="float">
            <text:p>321699,087727595</text:p>
          </table:table-cell>
          <table:table-cell table:formula="of:=-1*([.D8]+[.G8])" office:value-type="float" office:value="-322680.835431842" calcext:value-type="float">
            <text:p>-322680,835431842</text:p>
          </table:table-cell>
        </table:table-row>
        <table:table-row table:style-name="ro1">
          <table:table-cell office:value-type="string" calcext:value-type="string">
            <text:p>circulos</text:p>
          </table:table-cell>
          <table:table-cell/>
          <table:table-cell office:value-type="float" office:value="5" calcext:value-type="float">
            <text:p>5</text:p>
          </table:table-cell>
          <table:table-cell table:formula="of:=PI()*([.C9]^4)/2" office:value-type="float" office:value="981.74770424681" calcext:value-type="float">
            <text:p>981,7477042468</text:p>
          </table:table-cell>
          <table:table-cell table:formula="of:=[.E8]+22" office:value-type="float" office:value="86" calcext:value-type="float">
            <text:p>86</text:p>
          </table:table-cell>
          <table:table-cell table:formula="of:=PI()*[.C9]^2" office:value-type="float" office:value="78.5398163397448" calcext:value-type="float">
            <text:p>78,5398163397</text:p>
          </table:table-cell>
          <table:table-cell table:formula="of:=[.E9]^2*[.F9]" office:value-type="float" office:value="580880.481648753" calcext:value-type="float">
            <text:p>580880,481648753</text:p>
          </table:table-cell>
          <table:table-cell table:formula="of:=-1*([.D9]+[.G9])" office:value-type="float" office:value="-581862.229353" calcext:value-type="float">
            <text:p>-581862,229353</text:p>
          </table:table-cell>
        </table:table-row>
        <table:table-row table:style-name="ro1">
          <table:table-cell office:value-type="string" calcext:value-type="string">
            <text:p>circulos</text:p>
          </table:table-cell>
          <table:table-cell/>
          <table:table-cell office:value-type="float" office:value="5" calcext:value-type="float">
            <text:p>5</text:p>
          </table:table-cell>
          <table:table-cell table:formula="of:=PI()*([.C10]^4)/2" office:value-type="float" office:value="981.74770424681" calcext:value-type="float">
            <text:p>981,7477042468</text:p>
          </table:table-cell>
          <table:table-cell table:formula="of:=[.E9]+22" office:value-type="float" office:value="108" calcext:value-type="float">
            <text:p>108</text:p>
          </table:table-cell>
          <table:table-cell table:formula="of:=PI()*[.C10]^2" office:value-type="float" office:value="78.5398163397448" calcext:value-type="float">
            <text:p>78,5398163397</text:p>
          </table:table-cell>
          <table:table-cell table:formula="of:=[.E10]^2*[.F10]" office:value-type="float" office:value="916088.417786784" calcext:value-type="float">
            <text:p>916088,417786784</text:p>
          </table:table-cell>
          <table:table-cell table:formula="of:=-1*([.D10]+[.G10])" office:value-type="float" office:value="-917070.165491031" calcext:value-type="float">
            <text:p>-917070,165491031</text:p>
          </table:table-cell>
        </table:table-row>
        <table:table-row table:style-name="ro1">
          <table:table-cell office:value-type="string" calcext:value-type="string">
            <text:p>circulos</text:p>
          </table:table-cell>
          <table:table-cell/>
          <table:table-cell office:value-type="float" office:value="5" calcext:value-type="float">
            <text:p>5</text:p>
          </table:table-cell>
          <table:table-cell table:formula="of:=PI()*([.C11]^4)/2" office:value-type="float" office:value="981.74770424681" calcext:value-type="float">
            <text:p>981,7477042468</text:p>
          </table:table-cell>
          <table:table-cell table:formula="of:=[.E10]+22" office:value-type="float" office:value="130" calcext:value-type="float">
            <text:p>130</text:p>
          </table:table-cell>
          <table:table-cell table:formula="of:=PI()*[.C11]^2" office:value-type="float" office:value="78.5398163397448" calcext:value-type="float">
            <text:p>78,5398163397</text:p>
          </table:table-cell>
          <table:table-cell table:formula="of:=[.E11]^2*[.F11]" office:value-type="float" office:value="1327322.89614169" calcext:value-type="float">
            <text:p>1327322,89614169</text:p>
          </table:table-cell>
          <table:table-cell table:formula="of:=-1*([.D11]+[.G11])" office:value-type="float" office:value="-1328304.64384593" calcext:value-type="float">
            <text:p>-1328304,64384593</text:p>
          </table:table-cell>
        </table:table-row>
        <table:table-row table:style-name="ro1">
          <table:table-cell office:value-type="string" calcext:value-type="string">
            <text:p>circulos</text:p>
          </table:table-cell>
          <table:table-cell/>
          <table:table-cell office:value-type="float" office:value="5" calcext:value-type="float">
            <text:p>5</text:p>
          </table:table-cell>
          <table:table-cell table:formula="of:=PI()*([.C12]^4)/2" office:value-type="float" office:value="981.74770424681" calcext:value-type="float">
            <text:p>981,7477042468</text:p>
          </table:table-cell>
          <table:table-cell table:formula="of:=[.E11]+22" office:value-type="float" office:value="152" calcext:value-type="float">
            <text:p>152</text:p>
          </table:table-cell>
          <table:table-cell table:formula="of:=PI()*[.C12]^2" office:value-type="float" office:value="78.5398163397448" calcext:value-type="float">
            <text:p>78,5398163397</text:p>
          </table:table-cell>
          <table:table-cell table:formula="of:=[.E12]^2*[.F12]" office:value-type="float" office:value="1814583.91671346" calcext:value-type="float">
            <text:p>1814583,91671346</text:p>
          </table:table-cell>
          <table:table-cell table:formula="of:=-1*([.D12]+[.G12])" office:value-type="float" office:value="-1815565.66441771" calcext:value-type="float">
            <text:p>-1815565,664417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3:.H12])" office:value-type="float" office:value="25974632.6628082" calcext:value-type="float">
            <text:p>25974632,662808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micírculo</text:p>
          </table:table-cell>
          <table:table-cell/>
          <table:table-cell table:formula="of:=(4*[.D15]/PI())^(1/4)" office:value-type="float" office:value="75.8341604762191" calcext:value-type="float">
            <text:p>75,8341604762</text:p>
          </table:table-cell>
          <table:table-cell table:formula="of:=[.H13]" office:value-type="float" office:value="25974632.6628082" calcext:value-type="float">
            <text:p>25974632,6628082</text:p>
          </table:table-cell>
          <table:table-cell office:value-type="float" office:value="0" calcext:value-type="float">
            <text:p>0</text:p>
          </table:table-cell>
          <table:table-cell table:formula="of:=PI()*[.C15]^2/2" office:value-type="float" office:value="9033.36676733386" calcext:value-type="float">
            <text:p>9033,3667673339</text:p>
          </table:table-cell>
          <table:table-cell table:formula="of:=[.E15]^2*[.F15]" office:value-type="float" office:value="0" calcext:value-type="float">
            <text:p>0</text:p>
          </table:table-cell>
          <table:table-cell table:formula="of:=[.D15]+[.G15]" office:value-type="float" office:value="25974632.6628082" calcext:value-type="float">
            <text:p>25974632,6628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33:50.822459361</meta:creation-date>
    <dc:date>2016-02-07T19:09:57.938081047</dc:date>
    <meta:editing-duration>PT20M26S</meta:editing-duration>
    <meta:editing-cycles>2</meta:editing-cycles>
    <meta:generator>LibreOffice/5.0.2.2$Linux_x86 LibreOffice_project/00m0$Build-2</meta:generator>
    <meta:document-statistic meta:table-count="1" meta:cell-count="87" meta:object-count="0"/>
  </office:meta>
</office:document-meta>
</file>